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25-09-2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25-05-20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25-03-0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24-12-0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24-09-05 0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24-06-1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24-02-28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23-12-12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23-10-05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23-06-27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22-12-02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22-05-31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21-08-06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20-12-04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20-08-04 0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20-02-11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9-11-26 0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9-08-28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9-05-15 0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9-02-1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8-11-28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8-09-27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8-05-31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8-04-0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7-11-27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7-08-25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7-05-22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7-03-1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6-11-1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6-08-25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6-05-16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6-02-2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5-11-10 0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5-08-2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5-05-20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5-02-10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4-10-24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4-07-29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4-05-09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4-02-1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3-11-15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3-08-30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3-05-17 0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3-02-20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2-11-26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2-08-3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2-05-17 0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2-01-27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1-09-23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1-06-2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1-04-0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1-02-23 0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10-12-0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9-08-20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9-06-1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9-04-23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9-02-06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8-12-18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8-10-2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8-08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8-06-20 0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8-04-2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8-02-12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7-12-17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7-10-25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7-08-09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7-06-1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7-04-16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7-02-22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6-12-0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6-10-11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6-08-07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6-06-12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6-04-27 0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6-02-23 0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5-12-09 0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5-10-1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5-08-17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5-06-08 0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5-04-08 0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5-02-09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4-12-13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4-10-07 0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4-08-31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4-07-15 0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4-05-18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4-02-1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3-10-15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3-07-29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3-04-08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3-02-04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2-12-03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2-11-06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2-09-05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2-06-11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2-04-10 0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1-12-12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1-10-09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1-08-1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1-06-21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1-04-2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1-02-1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0-12-0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0-08-0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0-06-21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0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2000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9-11-30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9-10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9-07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9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9-02-0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8-12-15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8-10-1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8-08-1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8-06-1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8-02-0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7-12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7-07-30 0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7-05-12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7-03-25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7-01-14 0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6-11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6-09-17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6-07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6-05-1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6-03-25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6-02-06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5-12-1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5-10-27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5-08-1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5-04-25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5-02-14 0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4-12-1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4-10-1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4-08-2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4-07-19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4-05-31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4-04-05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4-02-07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4-01-04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3-11-16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3-10-05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3-08-03 0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3-06-0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3-04-05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3-02-0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2-12-01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2-10-06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2-07-28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2-06-09 0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2-05-04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2-03-17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2-02-04 0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1-12-10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1-10-22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1-08-27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1-07-26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1-06-05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1-04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1-03-1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1-02-0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0-12-07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0-10-15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0-07-17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0-04-24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0-03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90-01-22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9-12-08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9-10-2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9-08-28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9-07-12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9-06-06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9-04-18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9-03-13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9-01-23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8-12-05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8-11-1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8-08-29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8-07-25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8-06-14 0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8-04-2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8-03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8-02-0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7-12-07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7-10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7-08-24 0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7-07-2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7-06-0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7-04-2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7-02-04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6-12-16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6-10-2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6-09-08 0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6-07-1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6-05-1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6-03-31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6-02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5-12-09 0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5-10-15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5-07-16 0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5-06-06 0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5-04-15 0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5-02-2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5-01-2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4-12-05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4-10-2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4-09-0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4-06-0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4-04-17 0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4-03-06 0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4-01-23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3-10-07 0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3-09-06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3-06-07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3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3-03-07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2-12-07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2-10-19 0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2-08-24 0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2-05-04 0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2-01-27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1-12-08 0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1-10-20 0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1-09-01 0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1-07-14 0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1-05-18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1-03-1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1-02-0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0-10-1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0-09-0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0-07-08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0-05-28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0-04-01 0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80-02-06 0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9-12-11 0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9-10-17 0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9-09-05 0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9-07-10 0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9-05-30 0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9-02-07 0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8-12-12 0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8-10-17 0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8-09-06 0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8-07-11 0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8-06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8-04-04 0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8-02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7-06-01 0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7-04-07 0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7-02-09 0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6-12-15 0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6-10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6-09-15 0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6-07-13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6-05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6-03-0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6-01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5-11-1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5-09-1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5-07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5-05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5-02-25 0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5-01-29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4-12-10 0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4-10-17 0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4-09-06 0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4-07-1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4-01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3-12-1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3-11-0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3-09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3-07-2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3-06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3-04-29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3-03-12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3-01-23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72-11-2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3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3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3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0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0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0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6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6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6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4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4-03-2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4-03-11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4-03-0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4-02-1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4-01-24 0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12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12-0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11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11-1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11-0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10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10-21 0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10-1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08-05 0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07-30 0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06-02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05-24 0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6-1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4-1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4-13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2-02-26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1-08-1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1-05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1-03-1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1-01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0-12-0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0-10-0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0-08-1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0-06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0-05-0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0-03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0-01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0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50-01-1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9-12-1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9-12-02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9-10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9-09-1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9-08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9-07-08 0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9-01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8-07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8-05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8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8-03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8-02-1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8-02-0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7-12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7-11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7-09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7-08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7-06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2156495801</text:p>
          </table:table-cell>
          <table:table-cell office:value-type="string" calcext:value-type="string">
            <text:p>4-0449-01 Ualapue Shaft (S6), Molokai, HI</text:p>
          </table:table-cell>
          <table:table-cell office:value-type="string" calcext:value-type="string">
            <text:p>1947-06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42" meta:object-count="0"/>
    <meta:user-defined meta:name="AppVersion">3.0</meta:user-defined>
  </office:meta>
</office:document-meta>
</file>